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" style:family="text">
      <style:text-properties fo:font-size="10.00pt" fo:font-weight="normal" fo:font-family="Consolas" style:font-family-asian="Consolas" style:font-family-complex="Consolas" fo:background-color="transparent" fo:color="#646464"/>
    </style:style>
    <style:style style:name="T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1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1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" style:family="text">
      <style:text-properties fo:font-size="10.00pt" fo:font-weight="bold" fo:font-family="Consolas" style:font-family-asian="Consolas" style:font-family-complex="Consolas" fo:background-color="transparent" fo:color="#7f0055"/>
    </style:style>
    <style:style style:name="T2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2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4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2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6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0000"/>
    </style:style>
    <style:style style:name="T2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8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2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0" style:family="text">
      <style:text-properties fo:font-size="10.00pt" fo:font-weight="normal" fo:font-family="Consolas" style:font-family-asian="Consolas" style:font-family-complex="Consolas" fo:background-color="transparent" fo:color="#2a00ff"/>
    </style:style>
    <style:style style:name="T3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4" style:family="text">
      <style:text-properties fo:font-size="10.00pt" fo:font-weight="normal" fo:font-family="Consolas" style:font-family-asian="Consolas" style:font-family-complex="Consolas" fo:background-color="transparent" fo:color="#000000" fo:font-style="italic"/>
    </style:style>
    <style:style style:name="T3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6" style:family="text">
      <style:text-properties fo:font-size="10.00pt" fo:font-weight="normal" fo:font-family="Consolas" style:font-family-asian="Consolas" style:font-family-complex="Consolas" fo:background-color="transparent" fo:color="#6a3e3e"/>
    </style:style>
    <style:style style:name="T3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0" style:family="text">
      <style:text-properties fo:font-size="10.00pt" fo:font-weight="bold" fo:font-family="Consolas" style:font-family-asian="Consolas" style:font-family-complex="Consolas" fo:background-color="transparent" fo:color="#000000"/>
    </style:style>
    <style:style style:name="T4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RM 82912 / Felipe Lima Alcântara</text:span><text:span text:style-name="T2"/></text:p>
      <text:p text:style-name="P1"><text:span text:style-name="T2"/></text:p>
      <text:p text:style-name="P2"><text:span text:style-name="T3">1º TESTE: </text:span></text:p>
      <text:p text:style-name="P2"><text:span text:style-name="T4"><text:tab/></text:span><text:span text:style-name="T5">@Test</text:span><text:span text:style-name="T6"/></text:p>
      <text:p text:style-name="P2"><text:span text:style-name="T7"><text:tab/></text:span><text:span text:style-name="T8">void</text:span><text:span text:style-name="T9"><text:s/>calculaPena() {</text:span><text:span text:style-name="T10"/></text:p>
      <text:p text:style-name="P2"><text:span text:style-name="T11"><text:tab/><text:tab/>JulgamentoPrisioneiro<text:s/></text:span><text:span text:style-name="T12">julgamento</text:span><text:span text:style-name="T13"><text:s/>=<text:s/></text:span><text:span text:style-name="T14">new</text:span><text:span text:style-name="T15"><text:s/></text:span><text:span text:style-name="T16"><text:tab/></text:span><text:span text:style-name="T17">JulgamentoPrisioneiro();</text:span><text:span text:style-name="T18"/></text:p>
      <text:p text:style-name="P2"><text:span text:style-name="T19"><text:tab/><text:tab/></text:span><text:span text:style-name="T20">int</text:span><text:span text:style-name="T21"><text:s/></text:span><text:span text:style-name="T22">pena</text:span><text:span text:style-name="T23"><text:s/>=<text:s/></text:span><text:span text:style-name="T24">julgamento</text:span><text:span text:style-name="T25">.</text:span><text:span text:style-name="T26">calculaPena</text:span><text:span text:style-name="T27">(</text:span><text:span text:style-name="T28">"inocente"</text:span><text:span text:style-name="T29">,<text:s/></text:span><text:span text:style-name="T30">"inocente"</text:span><text:span text:style-name="T31">);</text:span><text:span text:style-name="T32"/></text:p>
      <text:p text:style-name="P2"><text:span text:style-name="T32"/></text:p>
      <text:p text:style-name="P2"><text:span text:style-name="T33"><text:tab/><text:tab/></text:span><text:span text:style-name="T34">assertEquals</text:span><text:span text:style-name="T35">(0,<text:s/></text:span><text:span text:style-name="T36">pena</text:span><text:span text:style-name="T37">);</text:span><text:span text:style-name="T38"/></text:p>
      <text:p text:style-name="P2"><text:span text:style-name="T39"><text:tab/>}</text:span></text:p>
      <text:p text:style-name="P2"><text:span text:style-name="T39"/></text:p>
      <text:p text:style-name="P2"><text:span text:style-name="T40">Resultado:</text:span></text:p>
      <text:p text:style-name="P2"><text:span text:style-name="T41">"</text:span><text:span text:style-name="T42">The method calculaPena(Resposta, Resposta) from the type JulgamentoPrisioneiro refers to the missing type Resposta</text:span><text:span text:style-name="T43">"</text:span></text:p>
      <text:p text:style-name="P2"><text:span text:style-name="T43"/></text:p>
      <text:p text:style-name="P2"><text:span text:style-name="T43">Não existe o import da classe Resposta na classe<text:s/></text:span><text:span text:style-name="T44">JulgamentoPrisioneiro </text:span></text:p>
      <text:p text:style-name="P2"><text:span text:style-name="T44"/></text:p>
      <text:p text:style-name="P2"><text:span text:style-name="T45">Correção:</text:span></text:p>
      <text:p text:style-name="P2"><text:span text:style-name="T45">Criar a classe Resposta e um método para setar o valor de DELACAO e depois estendê-la na classe<text:s/></text:span><text:span text:style-name="T46">JulgamentoPrisioneiro</text:span><text:span text:style-name="T47">.</text:span></text:p>
      <text:p text:style-name="P2"><text:span text:style-name="T47">Alterar os parâmetros do método calculaPena para String.</text:span></text:p>
      <text:p text:style-name="P2"><text:span text:style-name="T47">E referenciar a variável DELACAO com 'this'.</text:span></text:p>
      <text:p text:style-name="P2"><text:span text:style-name="T47"/></text:p>
      <text:p text:style-name="P2"><text:span text:style-name="T48"/></text:p>
      <text:p text:style-name="P2"><text:span text:style-name="T4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